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2]-[.F12]" office:value-type="float" office:value="310" calcext:value-type="float">
            <text:p>31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2])" office:value-type="float" office:value="310" calcext:value-type="float">
            <text:p>31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6.645082439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6.6475149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6-27T10:21:16.980824593</dc:date>
    <meta:print-date>2019-12-18T08:56:40.082000000</meta:print-date>
    <dc:language>pt-PT</dc:language>
    <meta:editing-cycles>661</meta:editing-cycles>
    <meta:editing-duration>PT20H55M25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